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200%"/>
      <style:text-properties style:font-name="Times New Roman" fo:font-size="12pt" officeooo:rsid="00121a66" officeooo:paragraph-rsid="00121a66" style:font-size-asian="12pt" style:font-size-complex="12pt"/>
    </style:style>
    <style:style style:name="P2" style:family="paragraph" style:parent-style-name="Preformatted_20_Text">
      <style:paragraph-properties fo:line-height="200%"/>
      <style:text-properties style:font-name="Times New Roman" fo:font-size="12pt" officeooo:rsid="00121a66" officeooo:paragraph-rsid="0012b0cf" style:font-size-asian="12pt" style:font-size-complex="12pt"/>
    </style:style>
    <style:style style:name="P3" style:family="paragraph" style:parent-style-name="Preformatted_20_Text">
      <style:paragraph-properties fo:line-height="200%"/>
      <style:text-properties officeooo:paragraph-rsid="0012b0cf"/>
    </style:style>
    <style:style style:name="P4" style:family="paragraph" style:parent-style-name="Preformatted_20_Text">
      <style:paragraph-properties fo:line-height="200%" fo:text-align="center" style:justify-single-word="false"/>
      <style:text-properties officeooo:paragraph-rsid="0012b0cf"/>
    </style:style>
    <style:style style:name="T1" style:family="text">
      <style:text-properties style:font-name="Times New Roman" fo:font-size="12pt" officeooo:rsid="00121a66" style:font-size-asian="12pt" style:font-size-complex="12pt"/>
    </style:style>
    <style:style style:name="T2" style:family="text">
      <style:text-properties style:font-name="Times New Roman" fo:font-size="12pt" officeooo:rsid="0012b0cf" style:font-name-asian="Noto Sans Mono CJK SC" style:font-size-asian="12pt" style:font-name-complex="Liberation Mono" style:font-size-complex="12pt"/>
    </style:style>
    <style:style style:name="T3" style:family="text">
      <style:text-properties style:font-name="Times New Roman" fo:font-size="12pt" officeooo:rsid="00138f2b" style:font-name-asian="Noto Sans Mono CJK SC" style:font-size-asian="12pt" style:font-name-complex="Liberation Mono" style:font-size-complex="12pt"/>
    </style:style>
    <style:style style:name="T4" style:family="text">
      <style:text-properties officeooo:rsid="00138f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Site Prototype – </text:span><text:span text:style-name="T2">Simply CDL</text:span></text:p>
      <text:p text:style-name="P3"><text:span text:style-name="T1"><text:tab/></text:span><text:span text:style-name="T3">There are four general designs for Simply CDL: front page, a general page, job listings, and a job post.</text:span></text:p>
      <text:p text:style-name="P2"><text:tab/>The front page is only shown once, and it contains glittering generalities about the business and focuses on <text:span text:style-name="T4">connecting employers and drivers</text:span>. SEO is also very important on the front page, as it’s the general hook by search engines, so we use a lot of our key terms here.</text:p>
      <text:p text:style-name="P2"><text:tab/>The general page is used on the entirety of the rest of the site. It’s main purpose is to display content by making clever use of negative space. </text:p>
      <text:p text:style-name="P2"><text:tab/><text:span text:style-name="T4">The job listings is a search form/display of jobs that are currently active for candidates to browse. A job post will be found through a job listing, and it will contain the content along with a link to apply for the job.</text:span></text:p>
      <text:p text:style-name="P2"><text:tab/>Currently, thanks to WordPress, everything is fully responsiv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15T23:06:31.350805179</dc:date>
    <meta:editing-duration>PT36M32S</meta:editing-duration>
    <meta:editing-cycles>4</meta:editing-cycles>
    <meta:document-statistic meta:table-count="0" meta:image-count="0" meta:object-count="0" meta:page-count="1" meta:paragraph-count="6" meta:word-count="150" meta:character-count="837" meta:non-whitespace-character-count="686"/>
  </office:meta>
</office:document-meta>
</file>